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6.125in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0260f3" officeooo:paragraph-rsid="000260f3"/>
    </style:style>
    <style:style style:name="P2" style:family="paragraph" style:parent-style-name="Table_20_Heading">
      <style:paragraph-properties fo:text-align="start" style:justify-single-word="false"/>
      <style:text-properties officeooo:rsid="000260f3" officeooo:paragraph-rsid="000260f3"/>
    </style:style>
    <style:style style:name="P3" style:family="paragraph" style:parent-style-name="Table_20_Contents">
      <style:text-properties officeooo:rsid="000260f3" officeooo:paragraph-rsid="000260f3"/>
    </style:style>
    <style:style style:name="P4" style:family="paragraph" style:parent-style-name="Table_20_Contents">
      <style:text-properties officeooo:rsid="00036124" officeooo:paragraph-rsid="00036124"/>
    </style:style>
    <style:style style:name="P5" style:family="paragraph" style:parent-style-name="Standard">
      <style:text-properties officeooo:rsid="000260f3" officeooo:paragraph-rsid="000260f3"/>
    </style:style>
    <style:style style:name="P6" style:family="paragraph" style:parent-style-name="Standard">
      <style:text-properties fo:font-weight="bold" officeooo:rsid="000260f3" officeooo:paragraph-rsid="000260f3" style:font-weight-asian="bold" style:font-weight-complex="bold"/>
    </style:style>
    <style:style style:name="P7" style:family="paragraph" style:parent-style-name="Standard">
      <style:text-properties fo:font-weight="bold" officeooo:rsid="00043a99" officeooo:paragraph-rsid="00043a99" style:font-weight-asian="bold" style:font-weight-complex="bold"/>
    </style:style>
    <style:style style:name="P8" style:family="paragraph" style:parent-style-name="Standard">
      <style:text-properties fo:font-weight="bold" officeooo:rsid="00081b90" officeooo:paragraph-rsid="00081b90" style:font-weight-asian="bold" style:font-weight-complex="bold"/>
    </style:style>
    <style:style style:name="P9" style:family="paragraph" style:parent-style-name="Standard">
      <style:text-properties officeooo:rsid="00043a99" officeooo:paragraph-rsid="00043a99"/>
    </style:style>
    <style:style style:name="P10" style:family="paragraph" style:parent-style-name="Standard">
      <style:text-properties officeooo:rsid="00043a99" officeooo:paragraph-rsid="00081b90"/>
    </style:style>
    <style:style style:name="P11" style:family="paragraph" style:parent-style-name="Standard">
      <style:text-properties fo:font-weight="normal" officeooo:rsid="00043a99" officeooo:paragraph-rsid="00043a99" style:font-weight-asian="normal" style:font-weight-complex="normal"/>
    </style:style>
    <style:style style:name="P12" style:family="paragraph" style:parent-style-name="Standard">
      <style:text-properties fo:font-weight="normal" officeooo:rsid="00073cb8" officeooo:paragraph-rsid="00073cb8" style:font-weight-asian="normal" style:font-weight-complex="normal"/>
    </style:style>
    <style:style style:name="P13" style:family="paragraph" style:parent-style-name="Standard">
      <style:text-properties fo:font-weight="normal" officeooo:rsid="00081b90" officeooo:paragraph-rsid="00081b90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bold" officeooo:rsid="00043a99" officeooo:paragraph-rsid="00043a99" style:font-weight-asian="bold" style:font-weight-complex="bold"/>
    </style:style>
    <style:style style:name="P15" style:family="paragraph" style:parent-style-name="Standard">
      <style:text-properties fo:font-weight="bold" officeooo:rsid="000a79bf" officeooo:paragraph-rsid="000a79bf" style:font-weight-asian="bold" style:font-weight-complex="bold"/>
    </style:style>
    <style:style style:name="P16" style:family="paragraph" style:parent-style-name="Standard">
      <style:text-properties fo:font-weight="bold" officeooo:rsid="00081b90" officeooo:paragraph-rsid="00081b90" style:font-weight-asian="bold" style:font-weight-complex="bold"/>
    </style:style>
    <style:style style:name="P17" style:family="paragraph" style:parent-style-name="Standard">
      <style:text-properties fo:font-weight="bold" officeooo:rsid="00043a99" officeooo:paragraph-rsid="00043a99" style:font-weight-asian="bold" style:font-weight-complex="bold"/>
    </style:style>
    <style:style style:name="P18" style:family="paragraph" style:parent-style-name="Standard">
      <style:text-properties fo:font-weight="normal" officeooo:rsid="000a79bf" officeooo:paragraph-rsid="000a79bf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a79bf" officeooo:paragraph-rsid="000a79bf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bold" officeooo:rsid="00081b90" officeooo:paragraph-rsid="00081b9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60f3" style:font-weight-asian="bold" style:font-weight-complex="bold"/>
    </style:style>
    <style:style style:name="T3" style:family="text">
      <style:text-properties fo:font-weight="bold" officeooo:rsid="00081b9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6124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5fbb0"/>
    </style:style>
    <style:style style:name="T9" style:family="text">
      <style:text-properties officeooo:rsid="00073cb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a79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</text:p>
      <text:p text:style-name="P6"/>
      <text:p text:style-name="P5">Copy the included .qml files to your Documents/MuseScore2/Plugins folder. Then open MuseScore and open the Plugin Manager (in the Plugins menu). Check the boxes next to <text:span text:style-name="T8">the tonal_species and modal_species entries</text:span> and click OK. Now when you go to the Plugins menu they will appear under the heading “<text:span text:style-name="T9">Proof Reading</text:span>.”</text:p>
      <text:p text:style-name="P5"/>
      <text:p text:style-name="P6">Use</text:p>
      <text:p text:style-name="P6"/>
      <text:p text:style-name="P5">This plugin checks the whole file, not a selection. Enter your counterpoint melody on a grand staff and run the plugin from the Plugins menu to check your results.</text:p>
      <text:p text:style-name="P5"/>
      <text:p text:style-name="P6">Proofreading Codes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Code</text:p>
            </table:table-cell>
            <table:table-cell table:style-name="Table1.A1" office:value-type="string">
              <text:p text:style-name="P2">Meaning</text:p>
            </table:table-cell>
          </table:table-row>
        </table:table-header-rows>
        <table:table-row>
          <table:table-cell table:style-name="Table1.A1" office:value-type="string">
            <text:p text:style-name="P3">acc</text:p>
          </table:table-cell>
          <table:table-cell table:style-name="Table1.A1" office:value-type="string">
            <text:p text:style-name="P3">Forbidden non-diatonic accidental</text:p>
          </table:table-cell>
        </table:table-row>
        <table:table-row>
          <table:table-cell table:style-name="Table1.A1" office:value-type="string">
            <text:p text:style-name="P3">AN</text:p>
          </table:table-cell>
          <table:table-cell table:style-name="Table1.A1" office:value-type="string">
            <text:p text:style-name="P3">Accented Neighbor tone (not an error)</text:p>
          </table:table-cell>
        </table:table-row>
        <table:table-row>
          <table:table-cell table:style-name="Table1.A1" office:value-type="string">
            <text:p text:style-name="P3">APP</text:p>
          </table:table-cell>
          <table:table-cell table:style-name="Table1.A1" office:value-type="string">
            <text:p text:style-name="P3">Appoggiatura (not an error)</text:p>
          </table:table-cell>
        </table:table-row>
        <table:table-row>
          <table:table-cell table:style-name="Table1.A1" office:value-type="string">
            <text:p text:style-name="P3">APT</text:p>
          </table:table-cell>
          <table:table-cell table:style-name="Table1.A1" office:value-type="string">
            <text:p text:style-name="P3">Accented Passing tone (not an error)</text:p>
          </table:table-cell>
        </table:table-row>
        <table:table-row>
          <table:table-cell table:style-name="Table1.A1" office:value-type="string">
            <text:p text:style-name="P3">dir5</text:p>
          </table:table-cell>
          <table:table-cell table:style-name="Table1.A1" office:value-type="string">
            <text:p text:style-name="P3">Direct fifths – usually either P5→d5 or d5→P5; should be avoided</text:p>
          </table:table-cell>
        </table:table-row>
        <table:table-row>
          <table:table-cell table:style-name="Table1.A1" office:value-type="string">
            <text:p text:style-name="P3">dis</text:p>
          </table:table-cell>
          <table:table-cell table:style-name="Table1.A1" office:value-type="string">
            <text:p text:style-name="P3">Improperly treated dissonance</text:p>
          </table:table-cell>
        </table:table-row>
        <table:table-row>
          <table:table-cell table:style-name="Table1.A1" office:value-type="string">
            <text:p text:style-name="P3">DN</text:p>
          </table:table-cell>
          <table:table-cell table:style-name="Table1.A1" office:value-type="string">
            <text:p text:style-name="P3">Double neighbor (not an error)</text:p>
          </table:table-cell>
        </table:table-row>
        <table:table-row>
          <table:table-cell table:style-name="Table1.A1" office:value-type="string">
            <text:p text:style-name="Table_20_Contents">ET</text:p>
          </table:table-cell>
          <table:table-cell table:style-name="Table1.A1" office:value-type="string">
            <text:p text:style-name="Table_20_Contents">Escape Tone (not an error)</text:p>
          </table:table-cell>
        </table:table-row>
        <table:table-row>
          <table:table-cell table:style-name="Table1.A1" office:value-type="string">
            <text:p text:style-name="P4">hid</text:p>
          </table:table-cell>
          <table:table-cell table:style-name="Table1.A1" office:value-type="string">
            <text:p text:style-name="P4">Hidden fifths or octaves (consecutive P5 or P8 in contrary motion)</text:p>
          </table:table-cell>
        </table:table-row>
        <table:table-row>
          <table:table-cell table:style-name="Table1.A1" office:value-type="string">
            <text:p text:style-name="Table_20_Contents">lfd</text:p>
          </table:table-cell>
          <table:table-cell table:style-name="Table1.A1" office:value-type="string">
            <text:p text:style-name="Table_20_Contents">Leap from dissonant no<text:span text:style-name="T5">n</text:span>-chord tone</text:p>
          </table:table-cell>
        </table:table-row>
        <table:table-row>
          <table:table-cell table:style-name="Table1.A1" office:value-type="string">
            <text:p text:style-name="Table_20_Contents">ltd</text:p>
          </table:table-cell>
          <table:table-cell table:style-name="Table1.A1" office:value-type="string">
            <text:p text:style-name="Table_20_Contents">Leap to dissonant non-chord tone</text:p>
          </table:table-cell>
        </table:table-row>
        <table:table-row>
          <table:table-cell table:style-name="Table1.A1" office:value-type="string">
            <text:p text:style-name="P4">ltp</text:p>
          </table:table-cell>
          <table:table-cell table:style-name="Table1.A1" office:value-type="string">
            <text:p text:style-name="P4">Leap to perfect interval in similar motion</text:p>
          </table:table-cell>
        </table:table-row>
        <table:table-row>
          <table:table-cell table:style-name="Table1.A1" office:value-type="string">
            <text:p text:style-name="P4">lt</text:p>
          </table:table-cell>
          <table:table-cell table:style-name="Table1.A1" office:value-type="string">
            <text:p text:style-name="P4">Leading tone not resolved correctly at cadence</text:p>
          </table:table-cell>
        </table:table-row>
        <table:table-row>
          <table:table-cell table:style-name="Table1.A1" office:value-type="string">
            <text:p text:style-name="P4">lt!</text:p>
          </table:table-cell>
          <table:table-cell table:style-name="Table1.A1" office:value-type="string">
            <text:p text:style-name="P4">You forgot to raise the leading tone in minor!</text:p>
          </table:table-cell>
        </table:table-row>
        <table:table-row>
          <table:table-cell table:style-name="Table1.A1" office:value-type="string">
            <text:p text:style-name="P4">mel7</text:p>
          </table:table-cell>
          <table:table-cell table:style-name="Table1.A1" office:value-type="string">
            <text:p text:style-name="P4">Melody leaps a seventh</text:p>
          </table:table-cell>
        </table:table-row>
        <table:table-row>
          <table:table-cell table:style-name="Table1.A1" office:value-type="string">
            <text:p text:style-name="P4">NT</text:p>
          </table:table-cell>
          <table:table-cell table:style-name="Table1.A1" office:value-type="string">
            <text:p text:style-name="P4">Neighbor tone (not an error)</text:p>
          </table:table-cell>
        </table:table-row>
        <table:table-row>
          <table:table-cell table:style-name="Table1.A1" office:value-type="string">
            <text:p text:style-name="P4">PT</text:p>
          </table:table-cell>
          <table:table-cell table:style-name="Table1.A1" office:value-type="string">
            <text:p text:style-name="P4">Passing tone (not an error)</text:p>
          </table:table-cell>
        </table:table-row>
        <table:table-row>
          <table:table-cell table:style-name="Table1.A1" office:value-type="string">
            <text:p text:style-name="P4">rep</text:p>
          </table:table-cell>
          <table:table-cell table:style-name="Table1.A1" office:value-type="string">
            <text:p text:style-name="P4">Forbidden repeated note</text:p>
          </table:table-cell>
        </table:table-row>
        <table:table-row>
          <table:table-cell table:style-name="Table1.A1" office:value-type="string">
            <text:p text:style-name="P4">RET</text:p>
          </table:table-cell>
          <table:table-cell table:style-name="Table1.A1" office:value-type="string">
            <text:p text:style-name="P4">Retardation (not an error) – a suspension that resolves up by half step</text:p>
          </table:table-cell>
        </table:table-row>
        <table:table-row>
          <table:table-cell table:style-name="Table1.A1" office:value-type="string">
            <text:p text:style-name="P4">sb</text:p>
          </table:table-cell>
          <table:table-cell table:style-name="Table1.A1" office:value-type="string">
            <text:p text:style-name="P4">Melody leaps a 6<text:span text:style-name="T6">th</text:span> or octave without stepping back in opposite direction afterward</text:p>
          </table:table-cell>
        </table:table-row>
        <table:table-row>
          <table:table-cell table:style-name="Table1.A1" office:value-type="string">
            <text:p text:style-name="P4">SUS</text:p>
          </table:table-cell>
          <table:table-cell table:style-name="Table1.A1" office:value-type="string">
            <text:p text:style-name="P4">Suspension (not an error)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Melody crosses below bass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Forbidden offbeat notes in first species</text:p>
          </table:table-cell>
        </table:table-row>
        <table:table-row>
          <table:table-cell table:style-name="Table1.A1" office:value-type="string">
            <text:p text:style-name="Table_20_Contents">-<text:span text:style-name="T5">&gt;</text:span>+3,<text:span text:style-name="T5"> -&gt;d5</text:span></text:p>
          </table:table-cell>
          <table:table-cell table:style-name="Table1.A1" office:value-type="string">
            <text:p text:style-name="P4">Melody moves by augmented or diminished interval</text:p>
          </table:table-cell>
        </table:table-row>
        <table:table-row>
          <table:table-cell table:style-name="Table1.A1" office:value-type="string">
            <text:p text:style-name="P4">2xlt</text:p>
          </table:table-cell>
          <table:table-cell table:style-name="Table1.A1" office:value-type="string">
            <text:p text:style-name="P4">Leading tone is doubled in bass and melody</text:p>
          </table:table-cell>
        </table:table-row>
        <table:table-row>
          <table:table-cell table:style-name="Table1.A1" office:value-type="string">
            <text:p text:style-name="P4">7th</text:p>
          </table:table-cell>
          <table:table-cell table:style-name="Table1.A1" office:value-type="string">
            <text:p text:style-name="P4">The seventh of a V<text:span text:style-name="T6">7</text:span> moving to I isn’t resolved correctly</text:p>
          </table:table-cell>
        </table:table-row>
        <table:table-row>
          <table:table-cell table:style-name="Table1.A1" office:value-type="string">
            <text:p text:style-name="P4">||P5, ||P8</text:p>
          </table:table-cell>
          <table:table-cell table:style-name="Table1.A1" office:value-type="string">
            <text:p text:style-name="P4">Parallel fifths or octaves</text:p>
          </table:table-cell>
        </table:table-row>
      </table:table>
      <text:p text:style-name="P7"/>
      <text:p text:style-name="P14">Other warning messages</text:p>
      <text:p text:style-name="P9"/>
      <text:p text:style-name="P9">Too many consecutive 3rds or 6ths (up to 4 before warning)</text:p>
      <text:p text:style-name="P9">Too many consecutive leaps (up to 4 before warning)</text:p>
      <text:p text:style-name="P9">Too many perfect interval (up to 50% before warning)</text:p>
      <text:p text:style-name="P9">Too many leaps (up to 50% before warning)</text:p>
      <text:p text:style-name="P9">Melody should have larger range (experimental warning – uses standard deviation of melody)</text:p>
      <text:p text:style-name="P9"/>
      <text:p text:style-name="P15">Modes</text:p>
      <text:p text:style-name="P15"/>
      <text:p text:style-name="P18">There are three different modes for the plugin:</text:p>
      <text:list xml:id="list3680980493" text:style-name="L1">
        <text:list-item>
          <text:p text:style-name="P19">Major – tonal counterpoint with figured bass</text:p>
        </text:list-item>
        <text:list-item>
          <text:p text:style-name="P19">Minor – tonal counterpoint with figured bass; checks for raised leading tone at cadence</text:p>
        </text:list-item>
        <text:list-item>
          <text:p text:style-name="P19">Modal – Renaissance-style modal counterpoint</text:p>
        </text:list-item>
      </text:list>
      <text:p text:style-name="P18"/>
      <text:p text:style-name="P18">By default the plugin will run in Major mode. To check minor or modal examples, set the “Lyricist” text field (Add → Text → Lyricist) to either “Minor” or “Modal”.</text:p>
      <text:p text:style-name="P18"/>
      <text:p text:style-name="P15">Testing and Limitations</text:p>
      <text:p text:style-name="P7"/>
      <text:p text:style-name="P11">At this time, the plugin really works best on straightforward species examples. <text:span text:style-name="T9">The tonal species plugins</text:span> ha<text:span text:style-name="T9">ve </text:span>been tested successfully with all of the examples in Seth Monahan’s excellent <text:span text:style-name="T7">Two-Part Harmonic Species Counterpoint: An Introduction</text:span>, available at <text:a xlink:type="simple" xlink:href="http://sethmonahan.com/TH101HarmonicCounterpoint.html" text:style-name="Internet_20_link" text:visited-style-name="Visited_20_Internet_20_Link">http://sethmonahan.com/TH101HarmonicCounterpoint.html</text:a>. The procedures for th<text:span text:style-name="T9">e</text:span> <text:span text:style-name="T9">tonal </text:span>plugin are derived from the rules laid out in this book.</text:p>
      <text:p text:style-name="P11"/>
      <text:p text:style-name="P12">The modal species plugins currently only work with the cantus firmus below the counterpoint. (Look for <text:span text:style-name="T11">a future</text:span> version that can work with the <text:span text:style-name="T7">cf</text:span> on top.) The rules come from Peter Schubert’s <text:span text:style-name="T7">Modal Counterpoint, Renaissance Style </text:span><text:span text:style-name="T10">and are generally in agreement with Tom Pankhurst's Guide to Schenkerian Analysis, </text:span><text:a xlink:type="simple" xlink:href="http://www.schenkerguide.com/" text:style-name="Internet_20_link" text:visited-style-name="Visited_20_Internet_20_Link"><text:span text:style-name="T10">http://www.schenkerguide.com/</text:span></text:a><text:span text:style-name="T10">.</text:span></text:p>
      <text:p text:style-name="P11"/>
      <text:p text:style-name="P11">The plugin may malfunction if there are rests other than an initial rest in 2-4 species. The plugin also malfunctions if there is a bass note without a melody note present. I’m working on finding a way around these problems, which are mainly a problem with the MuseScore2 plugin framework.</text:p>
      <text:p text:style-name="P7"/>
      <text:p text:style-name="P8">Clearing annotations</text:p>
      <text:p text:style-name="P8"/>
      <text:p text:style-name="P13">Usually the score annotations added by the plugin can be removed with the undo command. Otherwise, right-click on any of the text and choose Select → All Similar Elements. The press Delete.</text:p>
      <text:p text:style-name="P9"/>
      <text:p text:style-name="P8"/>
      <text:p text:style-name="P20">Tips for instructors</text:p>
      <text:p text:style-name="P8"/>
      <text:p text:style-name="P13">If you are creating your own exercises for use with this plugin, you must enter the figured bass using the MuseScore figured bass option (ctrl-G).</text:p>
      <text:p text:style-name="P13"/>
      <text:p text:style-name="P13">New with version 0.52, tonal exercises are assumed to be in a major key unless you add the word “Minor” <text:span text:style-name="T11">or “Modal”</text:span> as the Lyricist. Go to Add → Text → Lyricist and enter <text:span text:style-name="T11">Minor or Modal.</text:span></text:p>
      <text:p text:style-name="P9"/>
      <text:p text:style-name="P10">Please report any errors, questions, or suggestions to <text:a xlink:type="simple" xlink:href="mailto:joel@matthysmusic.com" text:style-name="Internet_20_link" text:visited-style-name="Visited_20_Internet_20_Link">joel@matthysmusic.com</text:a></text:p>
      <text:p text:style-name="P7"/>
      <text:p text:style-name="P9"><text:span text:style-name="T3">Donations </text:span><text:span text:style-name="T1">are gladly accepted! Visit </text:span><text:a xlink:type="simple" xlink:href="http://joel.matthysmusic.com/research.html" text:style-name="Internet_20_link" text:visited-style-name="Visited_20_Internet_20_Link"><text:span text:style-name="T1">http://joel.matthysmusic.com/research.html</text:span></text:a><text:span text:style-name="T1"> and click on the donate butt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entury Catalogue" fo:font-family="'Century Catalogue'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60f3" officeooo:paragraph-rsid="000260f3"/>
    </style:style>
    <style:style style:name="MT1" style:family="text">
      <style:text-properties fo:font-weight="bold" officeooo:rsid="000260f3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Counterpoint Proofreading</text:span></text:p>
        <text:p text:style-name="MP1"><text:span text:style-name="MT2"><text:tab/></text:span><text:span text:style-name="MT3">plugin for MuseScore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8-01-09T14:07:39.586013729</meta:creation-date>
    <dc:date>2018-03-26T21:12:05.539407286</dc:date>
    <meta:editing-duration>PT35M48S</meta:editing-duration>
    <meta:editing-cycles>5</meta:editing-cycles>
    <meta:generator>LibreOffice/5.4.5.1$Linux_X86_64 LibreOffice_project/40m0$Build-1</meta:generator>
    <meta:document-statistic meta:table-count="1" meta:image-count="0" meta:object-count="0" meta:page-count="3" meta:paragraph-count="86" meta:word-count="686" meta:character-count="4228" meta:non-whitespace-character-count="3623"/>
  </office:meta>
</office:document-meta>
</file>